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roxy:C:\00-Code\01-dev\DocDat\test\samples\sample.simple.log.odt]</text:p>
      <text:p text:style-name="P1">.Date: nest-by]</text:p>
      <text:p text:style-name="P1">[name: group-by]</text:p>
      <text:p text:style-name="P1">[xx:count()]</text:p>
      <text:p text:style-name="P1">[xx:sum()]</text:p>
      <text:p text:style-name="P1">[xx:avg()]</text:p>
      <text:p text:style-name="P1">[hours:count()]</text:p>
      <text:p text:style-name="P1">[hours:sum()]</text:p>
      <text:p text:style-name="P1">[hours:avg(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3DT20H57M30S</meta:editing-duration>
    <meta:editing-cycles>243</meta:editing-cycles>
    <meta:generator>OpenOffice.org/3.3$Win32 OpenOffice.org_project/330m20$Build-9567</meta:generator>
    <dc:date>2011-11-02T18:47:23.52</dc:date>
    <dc:creator>James Wilfong</dc:creator>
    <meta:document-statistic meta:table-count="0" meta:image-count="0" meta:object-count="0" meta:page-count="1" meta:paragraph-count="9" meta:word-count="11" meta:character-count="171"/>
    <meta:user-defined meta:name="Info 1"/>
    <meta:user-defined meta:name="Info 2"/>
    <meta:user-defined meta:name="Info 3"/>
    <meta:user-defined meta:name="Info 4"/>
  </office:meta>
</office:document-meta>
</file>